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5cm" fo:min-width="2.7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5cm" fo:min-width="6.3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5cm" fo:min-width="6.3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5cm" fo:min-width="0.6cm"/>
    </style:style>
    <style:style style:name="gr5" style:family="graphic" style:parent-style-name="measure">
      <style:graphic-properties draw:textarea-vertical-align="middle"/>
    </style:style>
    <style:style style:name="gr6" style:family="graphic" style:parent-style-name="measure" style:list-style-name="L1">
      <style:graphic-properties draw:textarea-vertical-align="middle" draw:line-distance="0.61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cm" svg:height="1.3cm" svg:x="1.8cm" svg:y="3.8cm">
          <text:p text:style-name="P1">I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cm" svg:height="1.3cm" svg:x="22.2cm" svg:y="15.7cm">
          <text:p text:style-name="P1">I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cm" svg:height="1.3cm" svg:x="15.4cm" svg:y="12.1cm">
          <text:p text:style-name="P1">I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cm" svg:height="1.3cm" svg:x="8.6cm" svg:y="9.7cm">
          <text:p text:style-name="P1">I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cm" svg:height="1.3cm" svg:x="1.8cm" svg:y="7.4cm">
          <text:p text:style-name="P1">I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cm" svg:height="1.3cm" svg:x="5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8cm" svg:height="1.3cm" svg:x="11.8cm" svg:y="3.8cm">
          <text:p text:style-name="P1">Δεδομένα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cm" svg:height="1.3cm" svg:x="18.6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cm" svg:height="1.3cm" svg:x="5cm" svg:y="7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cm" svg:height="1.3cm" svg:x="11.8cm" svg:y="9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cm" svg:height="1.3cm" svg:x="18.6cm" svg:y="12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1cm" svg:height="1.3cm" svg:x="25.4cm" svg:y="15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1cm" svg:height="1.3cm" svg:x="25.4cm" svg:y="3.8cm">
          <text:p/>
          <draw:enhanced-geometry svg:viewBox="0 0 21600 21600" draw:type="rectangle" draw:enhanced-path="M 0 0 L 21600 0 21600 21600 0 21600 0 0 Z N"/>
        </draw:custom-shape>
        <draw:measure draw:style-name="gr5" draw:text-style-name="P1" draw:layer="measurelines" svg:x1="1.9cm" svg:y1="2.5cm" svg:x2="26.5cm" svg:y2="2.5cm">
          <text:p text:style-name="P3">4482 bytes</text:p>
          <text:p text:style-name="P3"/>
        </draw:measure>
        <draw:measure draw:style-name="gr6" draw:text-style-name="P3" draw:layer="layout" svg:x1="5cm" svg:y1="3.416cm" svg:x2="26.5cm" svg:y2="3.416cm">
          <text:p text:style-name="P3">4462 bytes</text:p>
        </draw:measure>
        <draw:line draw:style-name="gr7" draw:text-style-name="P4" draw:layer="layout" svg:x1="5cm" svg:y1="5.2cm" svg:x2="5cm" svg:y2="7.3cm">
          <text:p/>
        </draw:line>
        <draw:line draw:style-name="gr7" draw:text-style-name="P4" draw:layer="layout" svg:x1="11.8cm" svg:y1="5.2cm" svg:x2="11.8cm" svg:y2="7.3cm">
          <text:p/>
        </draw:line>
        <draw:line draw:style-name="gr7" draw:text-style-name="P4" draw:layer="layout" svg:x1="18.6cm" svg:y1="5.3cm" svg:x2="18.6cm" svg:y2="9.5cm">
          <text:p/>
        </draw:line>
        <draw:line draw:style-name="gr7" draw:text-style-name="P4" draw:layer="layout" svg:x1="25.4cm" svg:y1="5.3cm" svg:x2="25.4cm" svg:y2="11.9cm">
          <text:p/>
        </draw:line>
        <draw:line draw:style-name="gr7" draw:text-style-name="P4" draw:layer="layout" svg:x1="26.5cm" svg:y1="5.6cm" svg:x2="26.5cm" svg:y2="15.6cm">
          <text:p/>
        </draw:line>
        <draw:frame draw:style-name="gr8" draw:text-style-name="P5" draw:layer="layout" svg:width="6.5cm" svg:height="1.673cm" svg:x="1.7cm" svg:y="9.1cm">
          <draw:text-box>
            <text:p>Τμήμα 1</text:p>
            <text:p>Συν. Μήκος 1500</text:p>
          </draw:text-box>
        </draw:frame>
        <draw:frame draw:style-name="gr8" draw:text-style-name="P5" draw:layer="layout" svg:width="6.5cm" svg:height="1.673cm" svg:x="8.6cm" svg:y="11.527cm">
          <draw:text-box>
            <text:p>Τμήμα 2</text:p>
            <text:p>Συν. Μήκος 1500</text:p>
          </draw:text-box>
        </draw:frame>
        <draw:frame draw:style-name="gr8" draw:text-style-name="P5" draw:layer="layout" svg:width="6.5cm" svg:height="1.673cm" svg:x="15.4cm" svg:y="13.827cm">
          <draw:text-box>
            <text:p>Τμήμα 3</text:p>
            <text:p>Συν. Μήκος 1500</text:p>
          </draw:text-box>
        </draw:frame>
        <draw:frame draw:style-name="gr8" draw:text-style-name="P5" draw:layer="layout" svg:width="6.5cm" svg:height="1.673cm" svg:x="22.2cm" svg:y="17.4cm">
          <draw:text-box>
            <text:p>Τμήμα 4</text:p>
            <text:p>Συν. Μήκος 4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4T18:16:06.280000000</meta:creation-date>
    <dc:date>2016-12-04T18:33:22.414000000</dc:date>
    <meta:editing-duration>PT7M3S</meta:editing-duration>
    <meta:editing-cycles>1</meta:editing-cycles>
    <meta:document-statistic meta:object-count="24"/>
    <meta:generator>LibreOffice/5.2.3.3$Windows_x86 LibreOffice_project/d54a8868f08a7b39642414cf2c8ef2f228f780cf</meta:generator>
  </office:meta>
</office:document-meta>
</file>